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officeooo:rsid="001445ef" officeooo:paragraph-rsid="007f95e1"/>
    </style:style>
    <style:style style:name="P6" style:family="paragraph" style:parent-style-name="Standard">
      <style:text-properties officeooo:rsid="001445ef" officeooo:paragraph-rsid="00841192"/>
    </style:style>
    <style:style style:name="P7" style:family="paragraph" style:parent-style-name="Standard">
      <style:text-properties fo:color="#0000ff" fo:font-weight="bold" officeooo:rsid="0017ec8a" officeooo:paragraph-rsid="0022e4eb" style:font-weight-asian="bold" style:font-weight-complex="bold"/>
    </style:style>
    <style:style style:name="P8" style:family="paragraph" style:parent-style-name="Standard">
      <style:text-properties fo:color="#0000ff" fo:font-weight="bold" officeooo:rsid="0017ec8a" officeooo:paragraph-rsid="0035e790" style:font-weight-asian="bold" style:font-weight-complex="bold"/>
    </style:style>
    <style:style style:name="P9" style:family="paragraph" style:parent-style-name="Standard">
      <style:text-properties fo:color="#0000ff" fo:font-weight="bold" officeooo:rsid="0024bd63" officeooo:paragraph-rsid="0024bd63" style:font-weight-asian="bold" style:font-weight-complex="bold"/>
    </style:style>
    <style:style style:name="P10" style:family="paragraph" style:parent-style-name="Standard">
      <style:text-properties fo:color="#0000ff" fo:font-weight="bold" officeooo:rsid="0028251b" officeooo:paragraph-rsid="0028251b" style:font-weight-asian="bold" style:font-weight-complex="bold"/>
    </style:style>
    <style:style style:name="P11" style:family="paragraph" style:parent-style-name="Standard">
      <style:text-properties fo:color="#0000ff" fo:font-weight="bold" officeooo:rsid="001a801a" officeooo:paragraph-rsid="0035e790" style:font-weight-asian="bold" style:font-weight-complex="bold"/>
    </style:style>
    <style:style style:name="P12" style:family="paragraph" style:parent-style-name="Standard">
      <style:text-properties fo:color="#0000ff" fo:font-weight="bold" officeooo:rsid="001a801a" officeooo:paragraph-rsid="004935f3" style:font-weight-asian="bold" style:font-weight-complex="bold"/>
    </style:style>
    <style:style style:name="P13" style:family="paragraph" style:parent-style-name="Standard">
      <style:text-properties fo:color="#0000ff" fo:font-weight="bold" officeooo:rsid="001a801a" officeooo:paragraph-rsid="004f83ab" style:font-weight-asian="bold" style:font-weight-complex="bold"/>
    </style:style>
    <style:style style:name="P14" style:family="paragraph" style:parent-style-name="Standard">
      <style:text-properties fo:color="#0000ff" fo:font-weight="bold" officeooo:rsid="004935f3" officeooo:paragraph-rsid="004935f3" style:font-weight-asian="bold" style:font-weight-complex="bold"/>
    </style:style>
    <style:style style:name="P15" style:family="paragraph" style:parent-style-name="Standard">
      <style:text-properties fo:color="#0000ff" fo:font-weight="bold" officeooo:rsid="004935f3" officeooo:paragraph-rsid="0049f34d" style:font-weight-asian="bold" style:font-weight-complex="bold"/>
    </style:style>
    <style:style style:name="P16" style:family="paragraph" style:parent-style-name="Standard">
      <style:text-properties fo:color="#3333ff" fo:font-weight="bold" officeooo:rsid="002e009e" officeooo:paragraph-rsid="0033d525" style:font-weight-asian="bold" style:font-weight-complex="bold"/>
    </style:style>
    <style:style style:name="P17" style:family="paragraph" style:parent-style-name="Standard">
      <style:text-properties fo:color="#3333ff" fo:font-weight="bold" officeooo:rsid="002e009e" officeooo:paragraph-rsid="00388fc3" style:font-weight-asian="bold" style:font-weight-complex="bold"/>
    </style:style>
    <style:style style:name="P18" style:family="paragraph" style:parent-style-name="Standard">
      <style:text-properties fo:color="#3333ff" fo:font-weight="bold" officeooo:rsid="002e009e" officeooo:paragraph-rsid="003a6f62" style:font-weight-asian="bold" style:font-weight-complex="bold"/>
    </style:style>
    <style:style style:name="P19" style:family="paragraph" style:parent-style-name="Standard">
      <style:text-properties fo:color="#3333ff" fo:font-weight="bold" officeooo:rsid="002e009e" officeooo:paragraph-rsid="0050bc1e" style:font-weight-asian="bold" style:font-weight-complex="bold"/>
    </style:style>
    <style:style style:name="P20" style:family="paragraph" style:parent-style-name="Standard">
      <style:text-properties fo:color="#3333ff" fo:font-weight="bold" officeooo:rsid="002e009e" officeooo:paragraph-rsid="00411230" style:font-weight-asian="bold" style:font-weight-complex="bold"/>
    </style:style>
    <style:style style:name="P21" style:family="paragraph" style:parent-style-name="Standard">
      <style:text-properties fo:color="#3333ff" fo:font-weight="bold" officeooo:rsid="002e009e" officeooo:paragraph-rsid="005620c7" style:font-weight-asian="bold" style:font-weight-complex="bold"/>
    </style:style>
    <style:style style:name="P22" style:family="paragraph" style:parent-style-name="Standard">
      <style:text-properties fo:color="#3333ff" fo:font-weight="bold" officeooo:rsid="002e009e" officeooo:paragraph-rsid="0069fea0" style:font-weight-asian="bold" style:font-weight-complex="bold"/>
    </style:style>
    <style:style style:name="P23" style:family="paragraph" style:parent-style-name="Standard">
      <style:text-properties fo:color="#3333ff" fo:font-weight="bold" officeooo:rsid="0050bc1e" officeooo:paragraph-rsid="0050bc1e" style:font-weight-asian="bold" style:font-weight-complex="bold"/>
    </style:style>
    <style:style style:name="P24" style:family="paragraph" style:parent-style-name="Standard">
      <style:text-properties fo:color="#3333ff" fo:font-weight="bold" officeooo:rsid="0051ecd7" officeooo:paragraph-rsid="00535963" style:font-weight-asian="bold" style:font-weight-complex="bold"/>
    </style:style>
    <style:style style:name="P25" style:family="paragraph" style:parent-style-name="Standard">
      <style:text-properties fo:color="#3333ff" fo:font-weight="bold" officeooo:rsid="004bce35" officeooo:paragraph-rsid="0049f34d" style:font-weight-asian="bold" style:font-weight-complex="bold"/>
    </style:style>
    <style:style style:name="P26" style:family="paragraph" style:parent-style-name="Standard">
      <style:text-properties fo:color="#3333ff" fo:font-weight="bold" officeooo:rsid="005dd90c" officeooo:paragraph-rsid="005dd90c" style:font-weight-asian="bold" style:font-weight-complex="bold"/>
    </style:style>
    <style:style style:name="P27" style:family="paragraph" style:parent-style-name="Standard">
      <style:text-properties fo:color="#3333ff" fo:font-weight="bold" officeooo:rsid="006b17fe" officeooo:paragraph-rsid="006c15c2" style:font-weight-asian="bold" style:font-weight-complex="bold"/>
    </style:style>
    <style:style style:name="P28"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29"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30"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31"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32"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33"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34"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35" style:family="paragraph" style:parent-style-name="Standard">
      <style:text-properties officeooo:rsid="002e009e" officeooo:paragraph-rsid="005620c7"/>
    </style:style>
    <style:style style:name="P36" style:family="paragraph" style:parent-style-name="Standard">
      <style:text-properties officeooo:rsid="002e009e" officeooo:paragraph-rsid="006c15c2"/>
    </style:style>
    <style:style style:name="P37" style:family="paragraph" style:parent-style-name="Standard">
      <style:text-properties officeooo:rsid="002e009e" officeooo:paragraph-rsid="00745274"/>
    </style:style>
    <style:style style:name="P38" style:family="paragraph" style:parent-style-name="Standard">
      <style:text-properties officeooo:rsid="002e009e" officeooo:paragraph-rsid="007726fa"/>
    </style:style>
    <style:style style:name="P39" style:family="paragraph" style:parent-style-name="Standard">
      <style:text-properties officeooo:rsid="002e009e" officeooo:paragraph-rsid="0079c724"/>
    </style:style>
    <style:style style:name="P40" style:family="paragraph" style:parent-style-name="Standard">
      <style:text-properties officeooo:rsid="002e009e" officeooo:paragraph-rsid="007dd2a2"/>
    </style:style>
    <style:style style:name="P41" style:family="paragraph" style:parent-style-name="Standard">
      <style:text-properties officeooo:rsid="002e009e" officeooo:paragraph-rsid="0081646a"/>
    </style:style>
    <style:style style:name="P42" style:family="paragraph" style:parent-style-name="Standard">
      <style:text-properties officeooo:rsid="002e009e" officeooo:paragraph-rsid="00841192"/>
    </style:style>
    <style:style style:name="P43" style:family="paragraph" style:parent-style-name="Standard">
      <style:text-properties officeooo:rsid="002e009e" officeooo:paragraph-rsid="0089283a"/>
    </style:style>
    <style:style style:name="P44" style:family="paragraph" style:parent-style-name="Standard">
      <style:text-properties officeooo:rsid="002e009e" officeooo:paragraph-rsid="008dbca1"/>
    </style:style>
    <style:style style:name="P45" style:family="paragraph" style:parent-style-name="Standard">
      <style:text-properties officeooo:rsid="002e009e" officeooo:paragraph-rsid="0090a3e4"/>
    </style:style>
    <style:style style:name="P46" style:family="paragraph" style:parent-style-name="Standard">
      <style:text-properties officeooo:rsid="002e009e" officeooo:paragraph-rsid="0093bc07"/>
    </style:style>
    <style:style style:name="P47" style:family="paragraph" style:parent-style-name="Standard">
      <style:text-properties officeooo:rsid="005dd90c" officeooo:paragraph-rsid="005dd90c"/>
    </style:style>
    <style:style style:name="P48" style:family="paragraph" style:parent-style-name="Standard">
      <style:text-properties officeooo:rsid="006c15c2" officeooo:paragraph-rsid="006e0354"/>
    </style:style>
    <style:style style:name="P49" style:family="paragraph" style:parent-style-name="Standard">
      <style:text-properties officeooo:rsid="006e0354" officeooo:paragraph-rsid="006e0354"/>
    </style:style>
    <style:style style:name="P50" style:family="paragraph" style:parent-style-name="Standard">
      <style:text-properties officeooo:rsid="007b6a27" officeooo:paragraph-rsid="007c98ce"/>
    </style:style>
    <style:style style:name="P51" style:family="paragraph" style:parent-style-name="Standard">
      <style:text-properties officeooo:rsid="00908788" officeooo:paragraph-rsid="00908788"/>
    </style:style>
    <style:style style:name="P52" style:family="paragraph" style:parent-style-name="Standard">
      <style:text-properties officeooo:rsid="001445ef" officeooo:paragraph-rsid="001445ef"/>
    </style:style>
    <style:style style:name="P53" style:family="paragraph" style:parent-style-name="Standard">
      <style:text-properties officeooo:rsid="009668be" officeooo:paragraph-rsid="009668be"/>
    </style:style>
    <style:style style:name="P54" style:family="paragraph" style:parent-style-name="Standard">
      <style:text-properties officeooo:rsid="009668be" officeooo:paragraph-rsid="009e6104"/>
    </style:style>
    <style:style style:name="P55" style:family="paragraph" style:parent-style-name="Standard">
      <style:text-properties officeooo:rsid="009668be" officeooo:paragraph-rsid="009da184"/>
    </style:style>
    <style:style style:name="P56" style:family="paragraph" style:parent-style-name="Standard">
      <style:text-properties officeooo:rsid="009668be" officeooo:paragraph-rsid="009edc46"/>
    </style:style>
    <style:style style:name="P57" style:family="paragraph" style:parent-style-name="Standard">
      <style:text-properties officeooo:rsid="009668be" officeooo:paragraph-rsid="009f845b"/>
    </style:style>
    <style:style style:name="P58" style:family="paragraph" style:parent-style-name="Standard">
      <style:text-properties officeooo:rsid="002e009e" officeooo:paragraph-rsid="009f845b"/>
    </style:style>
    <style:style style:name="P59" style:family="paragraph" style:parent-style-name="Standard">
      <style:text-properties officeooo:rsid="002e009e" officeooo:paragraph-rsid="00a04957"/>
    </style:style>
    <style:style style:name="P60" style:family="paragraph" style:parent-style-name="Standard">
      <style:text-properties officeooo:rsid="002e009e" officeooo:paragraph-rsid="00a7ca39"/>
    </style:style>
    <style:style style:name="P61" style:family="paragraph" style:parent-style-name="Standard">
      <style:text-properties officeooo:rsid="002e009e" officeooo:paragraph-rsid="00a85314"/>
    </style:style>
    <style:style style:name="P62" style:family="paragraph" style:parent-style-name="Standard">
      <style:text-properties officeooo:rsid="002e009e" officeooo:paragraph-rsid="00a95dc5"/>
    </style:style>
    <style:style style:name="P63" style:family="paragraph" style:parent-style-name="Standard">
      <style:text-properties officeooo:rsid="009c177d" officeooo:paragraph-rsid="009b5a37"/>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fo:font-weight="bold" officeooo:rsid="007726fa" style:font-weight-asian="bold" style:font-weight-complex="bold"/>
    </style:style>
    <style:style style:name="T40" style:family="text">
      <style:text-properties fo:color="#3333ff" fo:font-weight="bold" officeooo:rsid="007a021e" style:font-weight-asian="bold" style:font-weight-complex="bold"/>
    </style:style>
    <style:style style:name="T41" style:family="text">
      <style:text-properties fo:color="#3333ff" fo:font-weight="bold" officeooo:rsid="007c98ce" style:font-weight-asian="bold" style:font-weight-complex="bold"/>
    </style:style>
    <style:style style:name="T42" style:family="text">
      <style:text-properties fo:color="#3333ff" fo:font-weight="bold" officeooo:rsid="001445ef" style:font-weight-asian="bold" style:font-weight-complex="bold"/>
    </style:style>
    <style:style style:name="T43" style:family="text">
      <style:text-properties fo:color="#3333ff" fo:font-weight="bold" officeooo:rsid="007caa75" style:font-weight-asian="bold" style:font-weight-complex="bold"/>
    </style:style>
    <style:style style:name="T44" style:family="text">
      <style:text-properties fo:color="#3333ff" fo:font-weight="bold" officeooo:rsid="007dd2a2" style:font-weight-asian="bold" style:font-weight-complex="bold"/>
    </style:style>
    <style:style style:name="T45" style:family="text">
      <style:text-properties fo:color="#3333ff" fo:font-weight="bold" officeooo:rsid="007e6e81" style:font-weight-asian="bold" style:font-weight-complex="bold"/>
    </style:style>
    <style:style style:name="T46" style:family="text">
      <style:text-properties fo:color="#3333ff" fo:font-weight="bold" officeooo:rsid="007e9771" style:font-weight-asian="bold" style:font-weight-complex="bold"/>
    </style:style>
    <style:style style:name="T47" style:family="text">
      <style:text-properties fo:color="#3333ff" fo:font-weight="bold" officeooo:rsid="007ed533" style:font-weight-asian="bold" style:font-weight-complex="bold"/>
    </style:style>
    <style:style style:name="T48" style:family="text">
      <style:text-properties fo:color="#3333ff" fo:font-weight="bold" officeooo:rsid="007f182e" style:font-weight-asian="bold" style:font-weight-complex="bold"/>
    </style:style>
    <style:style style:name="T49" style:family="text">
      <style:text-properties fo:color="#3333ff" fo:font-weight="bold" officeooo:rsid="00834577" style:font-weight-asian="bold" style:font-weight-complex="bold"/>
    </style:style>
    <style:style style:name="T50" style:family="text">
      <style:text-properties fo:color="#3333ff" fo:font-weight="bold" officeooo:rsid="007f0efa" style:font-weight-asian="bold" style:font-weight-complex="bold"/>
    </style:style>
    <style:style style:name="T51" style:family="text">
      <style:text-properties fo:color="#3333ff" fo:font-weight="bold" officeooo:rsid="00860f5d" style:font-weight-asian="bold" style:font-weight-complex="bold"/>
    </style:style>
    <style:style style:name="T52" style:family="text">
      <style:text-properties fo:color="#3333ff" fo:font-weight="bold" officeooo:rsid="00870e7b" style:font-weight-asian="bold" style:font-weight-complex="bold"/>
    </style:style>
    <style:style style:name="T53" style:family="text">
      <style:text-properties fo:color="#3333ff" fo:font-weight="bold" officeooo:rsid="00872bd8" style:font-weight-asian="bold" style:font-weight-complex="bold"/>
    </style:style>
    <style:style style:name="T54" style:family="text">
      <style:text-properties fo:color="#3333ff" fo:font-weight="bold" officeooo:rsid="0089283a" style:font-weight-asian="bold" style:font-weight-complex="bold"/>
    </style:style>
    <style:style style:name="T55" style:family="text">
      <style:text-properties fo:color="#3333ff" fo:font-weight="bold" officeooo:rsid="008dbca1" style:font-weight-asian="bold" style:font-weight-complex="bold"/>
    </style:style>
    <style:style style:name="T56" style:family="text">
      <style:text-properties fo:color="#3333ff" fo:font-weight="bold" officeooo:rsid="008ed3df" style:font-weight-asian="bold" style:font-weight-complex="bold"/>
    </style:style>
    <style:style style:name="T57" style:family="text">
      <style:text-properties fo:color="#3333ff" fo:font-weight="bold" officeooo:rsid="008f7a95" style:font-weight-asian="bold" style:font-weight-complex="bold"/>
    </style:style>
    <style:style style:name="T58" style:family="text">
      <style:text-properties fo:color="#3333ff" fo:font-weight="bold" officeooo:rsid="009023f8" style:font-weight-asian="bold" style:font-weight-complex="bold"/>
    </style:style>
    <style:style style:name="T59" style:family="text">
      <style:text-properties fo:color="#3333ff" fo:font-weight="bold" officeooo:rsid="00908788" style:font-weight-asian="bold" style:font-weight-complex="bold"/>
    </style:style>
    <style:style style:name="T60" style:family="text">
      <style:text-properties fo:color="#3333ff" fo:font-weight="bold" officeooo:rsid="00925ee0" style:font-weight-asian="bold" style:font-weight-complex="bold"/>
    </style:style>
    <style:style style:name="T61" style:family="text">
      <style:text-properties fo:color="#3333ff" fo:font-weight="bold" officeooo:rsid="0093bc07" style:font-weight-asian="bold" style:font-weight-complex="bold"/>
    </style:style>
    <style:style style:name="T62" style:family="text">
      <style:text-properties fo:color="#3333ff" fo:font-weight="bold" officeooo:rsid="0095b628" style:font-weight-asian="bold" style:font-weight-complex="bold"/>
    </style:style>
    <style:style style:name="T63" style:family="text">
      <style:text-properties fo:color="#3333ff" fo:font-weight="bold" officeooo:rsid="009c177d" style:font-weight-asian="bold" style:font-weight-complex="bold"/>
    </style:style>
    <style:style style:name="T64" style:family="text">
      <style:text-properties fo:color="#3333ff" fo:font-weight="bold" officeooo:rsid="009d9fa4" style:font-weight-asian="bold" style:font-weight-complex="bold"/>
    </style:style>
    <style:style style:name="T65" style:family="text">
      <style:text-properties fo:color="#3333ff" fo:font-weight="bold" officeooo:rsid="009da184" style:font-weight-asian="bold" style:font-weight-complex="bold"/>
    </style:style>
    <style:style style:name="T66" style:family="text">
      <style:text-properties fo:color="#3333ff" fo:font-weight="bold" officeooo:rsid="00a04957" style:font-weight-asian="bold" style:font-weight-complex="bold"/>
    </style:style>
    <style:style style:name="T67" style:family="text">
      <style:text-properties fo:color="#3333ff" fo:font-weight="bold" officeooo:rsid="00a31ec6" style:font-weight-asian="bold" style:font-weight-complex="bold"/>
    </style:style>
    <style:style style:name="T68" style:family="text">
      <style:text-properties fo:color="#3333ff" fo:font-weight="bold" officeooo:rsid="00a4b86a" style:font-weight-asian="bold" style:font-weight-complex="bold"/>
    </style:style>
    <style:style style:name="T69" style:family="text">
      <style:text-properties fo:color="#3333ff" fo:font-weight="bold" officeooo:rsid="00a66450" style:font-weight-asian="bold" style:font-weight-complex="bold"/>
    </style:style>
    <style:style style:name="T70" style:family="text">
      <style:text-properties fo:color="#3333ff" fo:font-weight="bold" officeooo:rsid="00a7ca39" style:font-weight-asian="bold" style:font-weight-complex="bold"/>
    </style:style>
    <style:style style:name="T71" style:family="text">
      <style:text-properties fo:color="#3333ff" fo:font-weight="bold" officeooo:rsid="00a85314" style:font-weight-asian="bold" style:font-weight-complex="bold"/>
    </style:style>
    <style:style style:name="T72" style:family="text">
      <style:text-properties fo:color="#3333ff" fo:font-weight="bold" officeooo:rsid="009668be" style:font-weight-asian="bold" style:font-weight-complex="bold"/>
    </style:style>
    <style:style style:name="T73" style:family="text">
      <style:text-properties fo:color="#3333ff" fo:font-weight="bold" officeooo:rsid="00a95dc5" style:font-weight-asian="bold" style:font-weight-complex="bold"/>
    </style:style>
    <style:style style:name="T74" style:family="text">
      <style:text-properties fo:color="#3333ff" fo:font-weight="bold" officeooo:rsid="00aa6ed0" style:font-weight-asian="bold" style:font-weight-complex="bold"/>
    </style:style>
    <style:style style:name="T75" style:family="text">
      <style:text-properties fo:color="#3333ff" fo:font-weight="bold" officeooo:rsid="00ab99e4" style:font-weight-asian="bold" style:font-weight-complex="bold"/>
    </style:style>
    <style:style style:name="T76" style:family="text">
      <style:text-properties fo:color="#3333ff" fo:font-weight="bold" officeooo:rsid="00ac5440" style:font-weight-asian="bold" style:font-weight-complex="bold"/>
    </style:style>
    <style:style style:name="T77" style:family="text">
      <style:text-properties fo:color="#3333ff" officeooo:rsid="00659f95"/>
    </style:style>
    <style:style style:name="T78" style:family="text">
      <style:text-properties officeooo:rsid="0033d525"/>
    </style:style>
    <style:style style:name="T79" style:family="text">
      <style:text-properties officeooo:rsid="0037bb1d"/>
    </style:style>
    <style:style style:name="T80" style:family="text">
      <style:text-properties officeooo:rsid="003c5537"/>
    </style:style>
    <style:style style:name="T81" style:family="text">
      <style:text-properties officeooo:rsid="00411230"/>
    </style:style>
    <style:style style:name="T82" style:family="text">
      <style:text-properties officeooo:rsid="0050bc1e"/>
    </style:style>
    <style:style style:name="T83" style:family="text">
      <style:text-properties officeooo:rsid="001445ef"/>
    </style:style>
    <style:style style:name="T84" style:family="text">
      <style:text-properties officeooo:rsid="005f22c1"/>
    </style:style>
    <style:style style:name="T85" style:family="text">
      <style:text-properties officeooo:rsid="002e009e"/>
    </style:style>
    <style:style style:name="T86" style:family="text">
      <style:text-properties officeooo:rsid="0060824b"/>
    </style:style>
    <style:style style:name="T87" style:family="text">
      <style:text-properties officeooo:rsid="006113c2"/>
    </style:style>
    <style:style style:name="T88" style:family="text">
      <style:text-properties fo:font-variant="normal" fo:text-transform="none" fo:letter-spacing="normal" fo:font-style="normal"/>
    </style:style>
    <style:style style:name="T89" style:family="text">
      <style:text-properties officeooo:rsid="0068d0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8"><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11"><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9">I also replace the old Fig.1b) with a pseudo code that is easier to be understood.</text:p>
      <text:p text:style-name="P10">I also <text:span text:style-name="T7">rewritten</text:span> the paragraph 2 and 4 of Page 2, to explain in more details why the current algorithm can not handle such encoder.</text:p>
      <text:p text:style-name="P9"/>
      <text:p text:style-name="P7"/>
      <text:p text:style-name="P7"/>
      <text:p text:style-name="P2"/>
      <text:p text:style-name="P2"/>
      <text:p text:style-name="P2">In Section 2.2, please specific how initial states are treated, and explain its connection to the parameter “p”.</text:p>
      <text:p text:style-name="P12"><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2"><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ext:span><text:soft-page-break/><text:span text:style-name="T19">the purpose of these two predicates.</text:span></text:p>
      <text:p text:style-name="P14"><text:span text:style-name="T19">T</text:span><text:span text:style-name="T11">hird, I add the first paragraph on page 5 to explain w</text:span><text:span text:style-name="T14">hy we chose to not handle initial state.</text:span></text:p>
      <text:p text:style-name="P15"><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5"/>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3"><text:span text:style-name="T12">RESPON</text:span><text:span text:style-name="T13">S</text:span><text:span text:style-name="T12">E: </text:span><text:span text:style-name="T23">Thank you for your suggestion. </text:span><text:span text:style-name="T77"><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8"><text:span text:style-name="T85">RESPONSE: Thanks you for your suggestion. </text:span>I read <text:span text:style-name="T83">Hana</text:span>'s paper carefully and find that its idea<text:span text:style-name="T84">s</text:span> <text:span text:style-name="T84">are:</text:span></text:p>
      <text:p text:style-name="P33">1) Enumerating assignments of formula A in outer loop.</text:p>
      <text:p text:style-name="P34">2) And then enlarging each such assignments in inner loop by dropping literals.</text:p>
      <text:p text:style-name="P29"><text:span text:style-name="T86">A </text:span>similar <text:span text:style-name="T86">approach have been tried in</text:span> my first paper about complementary synthesis “<text:span text:style-name="T88">Synthesizing complementary circuits automatically</text:span>”<text:span text:style-name="T87">appear in ICCAD09</text:span>, which enumerate satisfying assignment by enumerating assignments and trying to drop literals by testing unsatisfiability. </text:p>
      <text:p text:style-name="P30">The experimental results in both Hana's and my <text:span text:style-name="T87">ICCAD09 paper indicate that such an approach can not beat Craig interpolation from proof. </text:span></text:p>
      <text:p text:style-name="P32">I add one subsection at the end of my paper to discuss varias methods to enumerate satisfying assignments, <text:span text:style-name="T89">including Hana's paper.</text:span></text:p>
      <text:p text:style-name="P31">I am not sure what to do <text:span text:style-name="T89">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8">RESPON<text:span text:style-name="T78">S</text:span>E: <text:span text:style-name="T79">Yes, </text:span><text:s/><text:span text:style-name="T79">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7">Actually <text:span text:style-name="T80">we have explained this below the paragraph you are referring to, that is, in the </text:span>last paragraph of P7. <text:span text:style-name="T10">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26">The full proof of “cover and only cover” is presented in theorem 4.7</text:p>
      <text:p text:style-name="P47"/>
      <text:p text:style-name="P2">P8. The statement “ITP(a) covers exactly the set of valuations of a that can make R(a, A(b), 1) satisfiable” is not accurate. ITP is an over-approximation and may not be exactly the set.</text:p>
      <text:p text:style-name="P16">RESPON<text:span text:style-name="T78">S</text:span>E: <text:span text:style-name="T78">please refer to above response.</text:span></text:p>
      <text:p text:style-name="P2"/>
      <text:p text:style-name="P2">“Mcmillian” -&gt; “McMillan”</text:p>
      <text:p text:style-name="P20">RESPON<text:span text:style-name="T78">S</text:span>E: <text:span text:style-name="T81">corrected, thank you.</text:span></text:p>
      <text:p text:style-name="P2"><text:soft-page-break/></text:p>
      <text:p text:style-name="P2">In equations (5) and (7) of Section 4.2, is “=” different from “\equiv”? Please clarify.</text:p>
      <text:p text:style-name="P19">RESPON<text:span text:style-name="T78">S</text:span>E: <text:span text:style-name="T82">I am sorry that I have not capture your meaning, so I try to explain all the symbols related to equivalent here, and only modify my paper after I got your reply in next review.</text:span></text:p>
      <text:p text:style-name="P23">For “=” with “def” over it, it means defining a new variable on its left to be an equation on its right.</text:p>
      <text:p text:style-name="P23">For “=” after conjunction, it means enumerating a list of values, and conjunct all the resulting <text:s/>equation on its right.</text:p>
      <text:p text:style-name="P23">For “\equiv”, it just means the formula on its left is equal to the one on its right.</text:p>
      <text:p text:style-name="P24">As we have already used “:=” to represent assignment, so I have replace all <text:span text:style-name="T82">“=” with “def” over it to “:=”.</text:span></text:p>
      <text:p text:style-name="P19"/>
      <text:p text:style-name="P2">In Lemma 4.3, the implication “F’pc(p’,l’,r’,1) =&gt; F’pc(p,l,r,1)” needs further elaboration.</text:p>
      <text:p text:style-name="P35"><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21"/>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36"><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48"><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49"><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27"/>
      <text:p text:style-name="P22"/>
      <text:p text:style-name="P2">In Sections 5.1 and 5.2, the way of using interpolation for logic synthesis is not new. Citation to prior works would be helpful to contrast the relative novelty of the proposed method.</text:p>
      <text:p text:style-name="P37"><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2"/>
      <text:p text:style-name="P2">P14. “the way it handle…” -&gt; “the way it handles”</text:p>
      <text:p text:style-name="P38"><text:span text:style-name="T25">RESPON</text:span><text:span text:style-name="T26">S</text:span><text:span text:style-name="T25">E: </text:span><text:span text:style-name="T39">thank you, I have corrected it.</text:span></text:p>
      <text:p text:style-name="P2"/>
      <text:p text:style-name="P2">The references are not presented in a consistent style. Please clean them up.</text:p>
      <text:p text:style-name="P40"><text:span text:style-name="T25">RESPON</text:span><text:span text:style-name="T26">S</text:span><text:span text:style-name="T25">E: </text:span><text:span text:style-name="T44">Thanks. corrected</text:span></text:p>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text:soft-page-break/>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39"><text:span text:style-name="T25">RESPON</text:span><text:span text:style-name="T26">S</text:span><text:span text:style-name="T25">E: </text:span><text:span text:style-name="T40">you are right, I have add subsubsection 4.2.1 to introduce the intuition behind th</text:span><text:span text:style-name="T45">is</text:span><text:span text:style-name="T40"> complex algorithm.</text:span></text:p>
      <text:p text:style-name="P50"><text:span text:style-name="T40">B</text:span><text:span text:style-name="T25">esides that, I also partition this subsection into subsubsection 4.2.2 and 4.2.3, </text:span><text:span text:style-name="T41">each describe <text:s/></text:span><text:span text:style-name="T42">FSAT_PC and FSAT_LN </text:span><text:span text:style-name="T43">respectively</text:span><text:span text:style-name="T42">.</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 or arb. state? </text:p>
      <text:p text:style-name="P41"><text:span text:style-name="T25">RESPON</text:span><text:span text:style-name="T26">S</text:span><text:span text:style-name="T25">E: </text:span><text:span text:style-name="T49">Actually it is an arbitrary state. I have discussed the advantage of such a choice in XXX paragraph of Subsection 2.3.</text:span></text:p>
      <text:p text:style-name="P5"/>
      <text:p text:style-name="P5">If the sequence is unsat at depth some (p,l,r), can it be satisfiable at higher depth? If so, then I think your decode logic may be wrong as it may be satisfiable at higher depth. </text:p>
      <text:p text:style-name="P42"><text:span text:style-name="T25">RESPON</text:span><text:span text:style-name="T26">S</text:span><text:span text:style-name="T25">E: </text:span><text:span text:style-name="T46">Actually, when the sequence is unsat at some (p,l,r), then it will always be unsat for larger (p,l,r). </text:span><text:span text:style-name="T47">Informally, if we can uniquely determine the input with a sequence of output, then we can certainly determine it with longer output.</text:span></text:p>
      <text:p text:style-name="P6"><text:span text:style-name="T47">I </text:span><text:span text:style-name="T50">add both this informal and a new formal description of this fact in </text:span><text:span text:style-name="T48">Subsection 2.3.</text:span></text:p>
      <text:p text:style-name="P6"/>
      <text:p text:style-name="P6">Note, you only found a bounded proof from initial state, and not an unbounded proof. If there is some assumption made, please state it upfront.</text:p>
      <text:p text:style-name="P43"><text:span text:style-name="T47">RESPON</text:span><text:span text:style-name="T26">S</text:span><text:span text:style-name="T47">E: </text:span><text:span text:style-name="T51">Yes, </text:span><text:span text:style-name="T52">the proof</text:span><text:span text:style-name="T51"> we found from </text:span><text:span text:style-name="T53">the unsat of</text:span><text:span text:style-name="T51"> </text:span><text:span text:style-name="T52">F_PC and </text:span><text:span text:style-name="T53">sat of</text:span><text:span text:style-name="T52"> F_</text:span><text:span text:style-name="T53">LN are all bounded. But they can be generalize to unbounded case. </text:span><text:span text:style-name="T54">Please refer to paragraph XXX of </text:span><text:span text:style-name="T48">Subsection 2.3.</text:span></text:p>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44"><text:span text:style-name="T47">RESPON</text:span><text:span text:style-name="T26">S</text:span><text:span text:style-name="T47">E: </text:span><text:span text:style-name="T55">Yes, it can recognize some d</text:span><text:span text:style-name="T56">ata</text:span><text:span text:style-name="T55"> variables as f</text:span><text:span text:style-name="T56">low control</text:span><text:span text:style-name="T55"> variables. </text:span><text:span text:style-name="T57">But that do not hurt </text:span><text:span text:style-name="T58">our</text:span><text:span text:style-name="T57"> general framework. </text:span><text:span text:style-name="T58">Because </text:span><text:span text:style-name="T59">the decoder's Boolean function can still be correctly characterized.</text:span></text:p>
      <text:p text:style-name="P51"><text:span text:style-name="T59">I </text:span><text:span text:style-name="T25">have add a new paragraph at the end of Section 3.</text:span></text:p>
      <text:p text:style-name="P2"><text:s/></text:p>
      <text:p text:style-name="P2"><text:soft-page-break/>3. Algo 3: typo at <text:s/>line 2. R(a,b,t) should be R(a,b,1).</text:p>
      <text:p text:style-name="P45"><text:span text:style-name="T47">RESPON</text:span><text:span text:style-name="T26">S</text:span><text:span text:style-name="T47">E: </text:span><text:span text:style-name="T60">Wow, that is a bug hidden so deep. Thank you very much. I have corrected it.</text:span></text:p>
      <text:p text:style-name="P2"/>
      <text:p text:style-name="P2">4. Eqn 5: how do you find d? So far in algo 2, you only found f, but it is not clear whether it includes d or not? It is not clear if you found all f in algo 2?</text:p>
      <text:p text:style-name="P46"><text:span text:style-name="T47">RESPON</text:span><text:span text:style-name="T26">S</text:span><text:span text:style-name="T47">E: </text:span><text:span text:style-name="T61">It is my mistake that have not say about this. Actually d=i-f. That is, all input variables are either f or d. After getting the full list of f, we take all left i as d. </text:span><text:span text:style-name="T62">I have add one new paragraph at the end of Section 3.</text:span></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63"><text:span text:style-name="T63"/></text:p>
      <text:p text:style-name="P2"/>
      <text:p text:style-name="P53">Major points for consideration:</text:p>
      <text:p text:style-name="P53"/>
      <text:p text:style-name="P53">The problem statement is not clear. The objectives are not clear. It is also not clear what the</text:p>
      <text:p text:style-name="P57">inputs of the problem are and what the expected outputs are. </text:p>
      <text:p text:style-name="P59"><text:span text:style-name="T47">RESPON</text:span><text:span text:style-name="T26">S</text:span><text:span text:style-name="T47">E: </text:span><text:span text:style-name="T63">I am </text:span><text:span text:style-name="T64">sorry that I have not describe this </text:span><text:span text:style-name="T65">paper's purpose clear. I have restructure <text:s/>the first paragraph of section 1. <text:s/></text:span><text:span text:style-name="T66">Actually we are trying to generate the decoder automatically from the encoder.</text:span></text:p>
      <text:p text:style-name="P58"><text:span text:style-name="T65"/></text:p>
      <text:p text:style-name="P57">Are we designing a decoder? If so, what do we know of the specifications of the encoder? </text:p>
      <text:p text:style-name="P60"><text:span text:style-name="T47">RESPON</text:span><text:span text:style-name="T26">S</text:span><text:span text:style-name="T47">E: </text:span><text:span text:style-name="T68">Y</text:span><text:span text:style-name="T67">es, we are designing a decoder by automatically generating it from the specification of an encoder. <text:s/></text:span><text:span text:style-name="T69">We have many ways to know the specification of the encoder, verilog or vhdl. But our paper is not limited by this. </text:span><text:span text:style-name="T70"><text:s/></text:span><text:span text:style-name="T65">I have restructure <text:s/>the first paragraph of section 1 </text:span><text:span text:style-name="T70">to talk about this.</text:span></text:p>
      <text:p text:style-name="P56"/>
      <text:p text:style-name="P54"/>
      <text:p text:style-name="P54">It is not clear why we are trying to estimate functions of the encoder that one may assume that they are known.</text:p>
      <text:p text:style-name="P53">Taking into account that this is likely to be mostly an issue with presentation more than</text:p>
      <text:p text:style-name="P53">anything else that can be resolved with a proper introduction to the proposed solution.</text:p>
      <text:p text:style-name="P61"><text:span text:style-name="T47">RESPON</text:span><text:span text:style-name="T26">S</text:span><text:span text:style-name="T47">E: </text:span><text:span text:style-name="T71">I am sorry that I don't understand the meaning of “</text:span><text:span text:style-name="T72"> to estimate ...</text:span><text:span text:style-name="T71">”. Can you please explain.</text:span></text:p>
      <text:p text:style-name="P55"><text:span text:style-name="T65"/></text:p>
      <text:p text:style-name="P53">Many explanations are missing, such as the idea of the unique and non unique state sets</text:p>
      <text:p text:style-name="P53">that are used but not explained. The author explained these concepts in other papers but</text:p>
      <text:p text:style-name="P53">there are no references to these explanations.</text:p>
      <text:p text:style-name="P62"><text:soft-page-break/><text:span text:style-name="T47">RESPON</text:span><text:span text:style-name="T26">S</text:span><text:span text:style-name="T47">E: </text:span><text:span text:style-name="T73">Actually </text:span><text:span text:style-name="T74">the concept</text:span><text:span text:style-name="T75">s</text:span><text:span text:style-name="T74"> of unique and non-unique state set are only be used once in our FMCAD 10 paper, but not after. Actually these </text:span><text:span text:style-name="T75">two</text:span><text:span text:style-name="T74"> concepts are not accurate and sometimes misleading. </text:span><text:span text:style-name="T75">So I </text:span><text:span text:style-name="T76">remove them again and rewrite Section 1.</text:span></text:p>
      <text:p text:style-name="P53"/>
      <text:p text:style-name="P53">The approach taken in the solution draws from formal methods but does not appear to be</text:p>
      <text:p text:style-name="P53">solid, or explanations are missing to show that it is. A few of examples that illustrate this</text:p>
      <text:p text:style-name="P53">issue:</text:p>
      <text:p text:style-name="P53">o In Equation 1 F PC (p,l,r) is defined as a conjunction of a few terms, one of which is i ≠</text:p>
      <text:p text:style-name="P53">i′, and a conclusion is made that if the conjunction is unsatisfiable then i = i′.</text:p>
      <text:p text:style-name="P53">Logically, there are other ways for this conjunction to fail. It may very well be that</text:p>
      <text:p text:style-name="P53">they all lead to the same conclusion, but this is not discussed or even mentioned.</text:p>
      <text:p text:style-name="P53"/>
      <text:p text:style-name="P53">o In Equation 2, on the other hand another conjunction is presented, and this time the</text:p>
      <text:p text:style-name="P53">conclusion is derived on the case that the conjunction is satisfiable. It is not clear,</text:p>
      <text:p text:style-name="P53">presented or discussed why the conclusion here is different.</text:p>
      <text:p text:style-name="P53">o Equation 2, the idea of loops is also presented though not discussed. It is not clear</text:p>
      <text:p text:style-name="P53">why the loops are divided into three different sections or why the definition is such</text:p>
      <text:p text:style-name="P53">that they need to appear in the same places along the two paths.</text:p>
      <text:p text:style-name="P53">o Algorithm one assumes that p, l and r all have the same values, probably for</text:p>
      <text:p text:style-name="P53">simplicity and without a significant effect, but the difference from the definitions</text:p>
      <text:p text:style-name="P53">and equations that do not require this property is not mentioned.</text:p>
      <text:p text:style-name="P53">Such issues make the validity of the arguments very weak. I would suggest that either a full</text:p>
      <text:p text:style-name="P53">formal approach is taken, with all the laborious work of getting that right, but with the</text:p>
      <text:p text:style-name="P53">reward of the robustness of the solution, or an engineering approach can be taken that is</text:p>
      <text:p text:style-name="P53">weaker but easier to adopt. The mix created an illusion of robustness that is not scientific.</text:p>
      <text:p text:style-name="P53">In the experimental results, the authors mention that they are not applying their algorithms</text:p>
      <text:p text:style-name="P53">to the benchmark of another group because it does not contain control flow mechanism. If I</text:p>
      <text:p text:style-name="P53">understand this correctly, the simpler problem still falls within the scope of this work. Hence</text:p>
      <text:p text:style-name="P53">choosing not to use it for experimentation is not justified. At least some comparison to the</text:p>
      <text:p text:style-name="P53">works of others should be presented.</text:p>
      <text:p text:style-name="P53">Minor points for consideration:</text:p>
      <text:p text:style-name="P53"></text:p>
      <text:p text:style-name="P53"></text:p>
      <text:p text:style-name="P53"></text:p>
      <text:p text:style-name="P53">Use of Wikipedia reference is not acceptable. The referencing system is built on</text:p>
      <text:p text:style-name="P53">accountability for information whereas Wikipedia is the opposite.</text:p>
      <text:p text:style-name="P53">“Determining that the design of the encoder-decoder is one of the most difficult jobs” – it’s</text:p>
      <text:p text:style-name="P53">a big statement. Either provide motivation for it, cite others that explain this, or don’t make</text:p>
      <text:p text:style-name="P53">a big statement.</text:p>
      <text:p text:style-name="P53">Level of explanations is not consistent: on the one hand the authors bother to explain the</text:p>
      <text:p text:style-name="P53">mining of the ∈ sign as well as other standard Set theory definitions that are taught at an</text:p>
      <text:p text:style-name="P53"></text:p>
      <text:p text:style-name="P53"></text:p>
      <text:p text:style-name="P53"></text:p>
      <text:p text:style-name="P53"></text:p>
      <text:p text:style-name="P53"></text:p>
      <text:p text:style-name="P53"></text:p>
      <text:p text:style-name="P53"></text:p>
      <text:p text:style-name="P53"></text:p>
      <text:p text:style-name="P53"></text:p>
      <text:p text:style-name="P53">undergraduate level. On the other hand some more complicated and relevant matters are</text:p>
      <text:p text:style-name="P53">not explained at all. Such as the meaning of the states and transitions in Figure 1a, and the</text:p>
      <text:p text:style-name="P53"><text:soft-page-break/>meaning of “path 2” visiting states.</text:p>
      <text:p text:style-name="P53">Line 21 on page 2: “this algorithm assumes...” which algorithm is this referring to?</text:p>
      <text:p text:style-name="P53">Line 49 there: “none of the current algorithms” – the specific algorithms under consideration</text:p>
      <text:p text:style-name="P53">should be listed. It is (in theory) possible that the authors are not aware of ALL current</text:p>
      <text:p text:style-name="P53">algorithms.</text:p>
      <text:p text:style-name="P53">Lines 50-52 thee: this may be a terminology issue, but there appears to be a contradiction in</text:p>
      <text:p text:style-name="P53">the description. Either the algorithms assume that something is not possible, or they ensure</text:p>
      <text:p text:style-name="P53">that it doesn’t happen. If they assume then there is no need to ensure.</text:p>
      <text:p text:style-name="P53">What does ‘pc’ stand for in F PC ? (the same question applies to other names used in the</text:p>
      <text:p text:style-name="P53">paper)</text:p>
      <text:p text:style-name="P53">The perspective of equation 1 is not clear. From a decoder’s point of view the o’s are known</text:p>
      <text:p text:style-name="P53">and the i’s are not. Yet the equation assumes that we know what i is. Perhaps it should be</text:p>
      <text:p text:style-name="P53">explained first where the i's are coming from.</text:p>
      <text:p text:style-name="P53">Page 5 line 9 - Equation 1 is not explained well enough, “line 2 is a copy of it” – why is there</text:p>
      <text:p text:style-name="P53">a copy of it?</text:p>
      <text:p text:style-name="P53">Algorithm 1: perhaps this is a matter of terminology, but it is not clear what the inputs of the</text:p>
      <text:p text:style-name="P53">algorithm are, or why it is designed in this manner. It appears that the actual inputs to the</text:p>
      <text:p text:style-name="P53">algorithm should be the o’s, or perhaps o’s and i’s, but not only i.</text:p>
      <text:p text:style-name="P53">Is there an assumption in Algorithm 2 that the inputs were already uniquely identified?</text:p>
      <text:p text:style-name="P53">Section 4.1: the logic is not complete. The fact that R(a,b,0) and R(a,b,1) does not necessarily</text:p>
      <text:p text:style-name="P53">imply that a and b determine t (and should perhaps be written determine the value of t that</text:p>
      <text:p text:style-name="P53">satisfies R). R may not be satisfiable for any a and b.</text:p>
      <text:p text:style-name="P53">It is possible that section 4.1 should become an appendix and only use its results for the</text:p>
      <text:p text:style-name="P53">paper. It is a diversion from the problem on discuss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8T17:27:30.054476942</dc:date>
    <meta:editing-duration>P1DT15H11M29S</meta:editing-duration>
    <meta:editing-cycles>152</meta:editing-cycles>
    <meta:generator>LibreOffice/4.2.6.3$Linux_X86_64 LibreOffice_project/420m0$Build-3</meta:generator>
    <meta:document-statistic meta:table-count="0" meta:image-count="0" meta:object-count="0" meta:page-count="7" meta:paragraph-count="191" meta:word-count="3416" meta:character-count="19740" meta:non-whitespace-character-count="16392"/>
  </office:meta>
</office:document-meta>
</file>